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, monospace"/>
    <style:font-face style:name="DejaVu Sans Light" svg:font-family="'DejaVu Sans Light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fd8" officeooo:paragraph-rsid="001c3fd8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a7dbf7" loext:opacity="100%" style:font-name="Droid Sans Mono" fo:font-size="10.5pt" fo:font-weight="normal" fo:background-color="#011627"/>
    </style:style>
    <style:style style:name="P3" style:family="paragraph" style:parent-style-name="Standard">
      <style:paragraph-properties style:line-height-at-least="0.503cm"/>
      <style:text-properties fo:color="#a7dbf7" loext:opacity="100%" style:font-name="Droid Sans Mono" fo:font-size="10.5pt" fo:font-weight="normal" fo:background-color="#01162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397d" loext:opacity="100%" style:font-name="Courier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397d" loext:opacity="100%" style:font-name="Courier" fo:font-size="12pt" fo:letter-spacing="normal" fo:font-style="normal" fo:font-weight="normal" officeooo:rsid="00243c18" officeooo:paragraph-rsid="00243c18"/>
    </style:style>
    <style:style style:name="P6" style:family="paragraph" style:parent-style-name="Standard">
      <style:text-properties fo:color="#111111" loext:opacity="100%" style:text-position="0% 100%" style:font-name="DejaVu Sans Light" fo:font-size="10.5pt" fo:font-weight="normal" officeooo:rsid="001c3fd8" officeooo:paragraph-rsid="001c3fd8" fo:background-color="#fffff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text-position="0% 100%" style:font-name="DejaVu Sans Light" fo:font-size="10.5pt" fo:font-weight="normal" fo:background-color="#ffffff"/>
    </style:style>
    <style:style style:name="P8" style:family="paragraph" style:parent-style-name="Standard">
      <style:paragraph-properties style:line-height-at-least="0.503cm"/>
      <style:text-properties fo:color="#111111" loext:opacity="100%" style:text-position="0% 100%" style:font-name="DejaVu Sans Light" fo:background-color="#fffff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text-position="0% 100%" style:font-name="DejaVu Sans Light" fo:background-color="#ffffff"/>
    </style:style>
    <style:style style:name="P10" style:family="paragraph" style:parent-style-name="Standard">
      <style:text-properties fo:color="#111111" loext:opacity="100%" style:font-name="Droid Sans Mono" fo:font-size="10.5pt" fo:font-weight="normal" officeooo:rsid="00243c18" officeooo:paragraph-rsid="00243c18" fo:background-color="#fffff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font-name="Droid Sans Mono" fo:font-size="10.5pt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111111" loext:opacity="100%" fo:background-color="#ffffff"/>
    </style:style>
    <style:style style:name="P13" style:family="paragraph" style:parent-style-name="Standard">
      <style:text-properties officeooo:rsid="00243c18" officeooo:paragraph-rsid="00243c18"/>
    </style:style>
    <style:style style:name="P14" style:family="paragraph" style:parent-style-name="Standard">
      <style:text-properties fo:color="#111111" loext:opacity="100%" officeooo:rsid="00243c18" officeooo:paragraph-rsid="00243c18" fo:background-color="#ffffff"/>
    </style:style>
    <style:style style:name="P15" style:family="paragraph" style:parent-style-name="Standard">
      <style:text-properties fo:color="#111111" loext:opacity="100%" fo:font-size="15pt" officeooo:rsid="00243c18" officeooo:paragraph-rsid="00243c18" fo:background-color="#ffffff" style:font-size-asian="13.1000003814697pt" style:font-size-complex="15pt"/>
    </style:style>
    <style:style style:name="P16" style:family="paragraph" style:parent-style-name="Standard">
      <style:text-properties fo:color="#111111" loext:opacity="100%" fo:font-size="15pt" officeooo:rsid="002d0e9d" officeooo:paragraph-rsid="002d0e9d" fo:background-color="#ffffff" style:font-size-asian="13.1000003814697pt" style:font-size-complex="15pt"/>
    </style:style>
    <style:style style:name="P17" style:family="paragraph" style:parent-style-name="Standard">
      <style:text-properties fo:color="#111111" loext:opacity="100%" fo:font-size="15pt" officeooo:rsid="002dc73d" officeooo:paragraph-rsid="002dc73d" fo:background-color="#ffffff" style:font-size-asian="13.1000003814697pt" style:font-size-complex="15pt"/>
    </style:style>
    <style:style style:name="T1" style:family="text">
      <style:text-properties officeooo:rsid="001a58ba"/>
    </style:style>
    <style:style style:name="T2" style:family="text">
      <style:text-properties officeooo:rsid="001c3fd8"/>
    </style:style>
    <style:style style:name="T3" style:family="text">
      <style:text-properties officeooo:rsid="001ca748"/>
    </style:style>
    <style:style style:name="T4" style:family="text">
      <style:text-properties fo:font-style="italic"/>
    </style:style>
    <style:style style:name="T5" style:family="text">
      <style:text-properties officeooo:rsid="00243c18"/>
    </style:style>
    <style:style style:name="T6" style:family="text">
      <style:text-properties officeooo:rsid="002644b9"/>
    </style:style>
    <style:style style:name="T7" style:family="text">
      <style:text-properties officeooo:rsid="0027fa5e"/>
    </style:style>
    <style:style style:name="T8" style:family="text">
      <style:text-properties officeooo:rsid="002d0e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Инструкции к лабораторной работе 1</text:p>
      <text:p text:style-name="Standard">Открыть терминал ctrl+alt+t</text:p>
      <text:p text:style-name="Standard">Создание директории mkdir</text:p>
      <text:p text:style-name="Standard">Открытие директорий команда cd </text:p>
      <text:p text:style-name="Standard">Выйти из директории cd ..</text:p>
      <text:p text:style-name="Standard">Просмотр содержимого директории ls</text:p>
      <text:p text:style-name="Standard">Подробный просмотр ls -ls или ls -la</text:p>
      <text:p text:style-name="Standard">Удаление содержимого rm</text:p>
      <text:p text:style-name="Standard">История введенных команд history</text:p>
      <text:p text:style-name="Standard">Время и дата date</text:p>
      <text:p text:style-name="Standard">Права администратора sudo</text:p>
      <text:p text:style-name="Standard">Скачать sudo apt install</text:p>
      <text:p text:style-name="Standard">Открытие файла nano</text:p>
      <text:p text:style-name="Standard">Теперь про лабораторную </text:p>
      <text:p text:style-name="Standard">Открыть файл в vs code - <text:s text:c="3"/>code Task_3.cpp</text:p>
      <text:p text:style-name="Standard">Гит - распределенная система управления версиями</text:p>
      <text:p text:style-name="Standard">Что делать в гите</text:p>
      <text:p text:style-name="Standard">Создание гита для данного файла</text:p>
      <text:p text:style-name="Standard">mkdir 453503</text:p>
      <text:p text:style-name="Standard">cd 453503</text:p>
      <text:p text:style-name="Standard">mkdir ОАиП</text:p>
      <text:p text:style-name="Standard">cd ОАиП</text:p>
      <text:p text:style-name="Standard">mkdir LR1</text:p>
      <text:p text:style-name="Standard">cd LR1</text:p>
      <text:p text:style-name="Standard">git init</text:p>
      <text:p text:style-name="Standard">Создание коммитов </text:p>
      <text:p text:style-name="Standard">nano Task_3.cpp</text:p>
      <text:p text:style-name="Standard">git add Task_3.cpp</text:p>
      <text:p text:style-name="Standard">git commit -m "коммит"</text:p>
      <text:p text:style-name="Standard">Проверка есть ли незакомиченное git status</text:p>
      <text:p text:style-name="Standard">Вывод всех коммитов git log --oneline</text:p>
      <text:p text:style-name="Standard">Перевести версию файла на версию при выбранном коммите(и вернуться обратно) git checkout хэш коммита Task_3.cpp</text:p>
      <text:p text:style-name="Standard">Сборка приложения(создание экзешника) g++ -g Task_3.cpp -o Task,где Task это имя экзешника</text:p>
      <text:p text:style-name="Standard">Запуск без отладки ./Task</text:p>
      <text:p text:style-name="Standard">Запуск с отладкой(дебаггинг gdb) </text:p>
      <text:p text:style-name="Standard">g++ -g TASK_3.cpp -o TASK создал ексешник TASK</text:p>
      <text:p text:style-name="Standard">Начало</text:p>
      <text:p text:style-name="Standard">gdb Task</text:p>
      <text:p text:style-name="Standard">b 4 брейкпоинт(начало дебаггинга) на 4 строке, можно b main функцию,т.е. начало на функции инт мейн</text:p>
      <text:p text:style-name="Standard">r стартуем</text:p>
      <text:p text:style-name="Standard">Прогон n просто на след строку, s с полным заходом </text:p>
      <text:p text:style-name="Standard">q выход</text:p>
      <text:p text:style-name="Standard">ctrl+x+a - имба можно открыть gdb в отдельной вкладке</text:p>
      <text:p text:style-name="Standard"/>
      <text:p text:style-name="Standard">Санитайзеры – инструменты отладки, позволяющие проводить более продвинутые анализы во время исполнения программного обеспечения. Компилятор Clang (фронтенд LLVM) поддерживает шесть видов санитайзеров:</text:p>
      <text:p text:style-name="Standard"/>
      <text:p text:style-name="Standard"><text:soft-page-break/><text:s text:c="4"/>AddressSanitizer – детектор ошибок при работе с адресацией (выход за границы выделенной области памяти, стека, двойное высвобождение памяти и другое).</text:p>
      <text:p text:style-name="Standard"><text:s text:c="4"/>Ошибки для него https://learn.microsoft.com/ru-ru/cpp/sanitizers/asan-error-examples?view=msvc-170</text:p>
      <text:p text:style-name="Standard"/>
      <text:p text:style-name="Standard"><text:s text:c="4"/>ThreadSanitizer – детектор ошибок при взаимодействиями между потоками (data race).</text:p>
      <text:p text:style-name="Standard"><text:s text:c="3"/>Ошибки для него https://codeswift.ru/explain-thread-sanitizer-data-races-in-swift/</text:p>
      <text:p text:style-name="Standard"/>
      <text:p text:style-name="Standard"><text:s text:c="4"/>UndefinedBehaviorSanitizer – детектор специфических ошибок, чаще всего регламентированных в стандарте как Undefined Behavior.</text:p>
      <text:p text:style-name="Standard"/>
      <text:p text:style-name="Standard"><text:s text:c="4"/>MemorySanitizer – детектор чтения из неинициализированной области памяти.</text:p>
      <text:p text:style-name="Standard"/>
      <text:p text:style-name="Standard"><text:s text:c="4"/>LeakSanitizer – детектор утечки (не освобождаемой) памяти.</text:p>
      <text:p text:style-name="Standard"/>
      <text:p text:style-name="Standard"><text:s text:c="4"/>DataFlowSanitizer – обобщенный анализ потока данных.</text:p>
      <text:p text:style-name="Standard"><text:s text:c="4"/></text:p>
      <text:p text:style-name="Standard">Запускаем Санитайзеры без симейка</text:p>
      <text:p text:style-name="Standard">g++ -o <text:span text:style-name="T1">Task</text:span> -fsanitize=address Task_3.cpp(можно address undefined leak thread)</text:p>
      <text:p text:style-name="Standard">./main</text:p>
      <text:p text:style-name="Standard"><text:s/>Теперь про Cmake-кроссплатформенное программное средство автоматизации сборки программного обеспечения из исходного кода. Не занимается непосредственно сборкой, а лишь генерирует файлы сборки из предварительно написанного файла сценария CMakeLists.txt и предоставляет простой единый интерфейс управления</text:p>
      <text:p text:style-name="Standard"><text:s/>Можно создать CMakeLists.txt через nano ,можно создать в vs code </text:p>
      <text:p text:style-name="Standard"><text:s/>пишем в файле(Taskcm это имя экзешника для симейка)</text:p>
      <text:p text:style-name="Standard"><text:s/>cmake_minimum_required(VERSION 3.5.0)</text:p>
      <text:p text:style-name="Standard"/>
      <text:p text:style-name="Standard">project(Taskcm VERSION 0.1.0 LANGUAGES C CXX)</text:p>
      <text:p text:style-name="Standard"/>
      <text:p text:style-name="Standard">set(CMAKE_CXX_STANDARD 17)</text:p>
      <text:p text:style-name="Standard"/>
      <text:p text:style-name="Standard">set(CMAKE_CXX_FLAGS "${CMAKE_CXX_FLAGS} -fsanitize=address")</text:p>
      <text:p text:style-name="Standard">set(CMAKE_CXX_FLAGS "${CMAKE_CXX_FLAGS} -fsanitize=undefined")</text:p>
      <text:p text:style-name="Standard">set(CMAKE_CXX_FLAGS "${CMAKE_CXX_FLAGS} -fsanitize=leak")</text:p>
      <text:p text:style-name="Standard"/>
      <text:p text:style-name="Standard">add_executable(Taskcm Task_3.cpp)</text:p>
      <text:p text:style-name="Standard">Запуск санитайзера просто ./Taskcm</text:p>
      <text:p text:style-name="Standard">Еще надо создать папку build </text:p>
      <text:p text:style-name="Standard">и после каждого изменения писать cmake --build .</text:p>
      <text:p text:style-name="Standard">Всегда сохраняем</text:p>
      <text:p text:style-name="Standard">В терминале ctrl+o</text:p>
      <text:p text:style-name="Standard">В vs code ctrl+s</text:p>
      <text:p text:style-name="Standard">Анализ появившегося в папке LR1</text:p>
      <text:p text:style-name="Standard"><text:s text:c="37"/></text:p>
      <text:p text:style-name="Standard"/>
      <text:p text:style-name="Standard"/>
      <text:p text:style-name="Standard"/>
      <text:p text:style-name="Standard"><text:s text:c="41"/><text:span text:style-name="T2">GOOGLE TESTS </text:span></text:p>
      <text:p text:style-name="Standard">Создаем <text:span text:style-name="T2">CmakeLists.txt </text:span></text:p>
      <text:p text:style-name="Standard"/>
      <text:p text:style-name="Standard"/>
      <text:p text:style-name="Standard"><text:soft-page-break/>cmake_minimum_required(VERSION 3.28)</text:p>
      <text:p text:style-name="Standard">project(Google_Test)</text:p>
      <text:p text:style-name="Standard"/>
      <text:p text:style-name="Standard">set(CMAKE_CXX_STANDARD 20)</text:p>
      <text:p text:style-name="Standard"/>
      <text:p text:style-name="Standard"># Найдите пакет Google Test</text:p>
      <text:p text:style-name="Standard">find_package(GTest REQUIRED)</text:p>
      <text:p text:style-name="Standard"/>
      <text:p text:style-name="Standard"># Добавьте исполняемый файл</text:p>
      <text:p text:style-name="Standard">add_executable(exe Hyinya.cpp)</text:p>
      <text:p text:style-name="Standard"/>
      <text:p text:style-name="Standard"># Линковка с библиотеками Google Test</text:p>
      <text:p text:style-name="Standard">target_link_libraries(exe )</text:p>
      <text:p text:style-name="Standard"/>
      <text:p text:style-name="Standard"># Включите тестирование</text:p>
      <text:p text:style-name="Standard">enable_testing()</text:p>
      <text:p text:style-name="Standard"/>
      <text:p text:style-name="Standard"># Добавьте тест</text:p>
      <text:p text:style-name="Standard">add_test(Test_1 Test_2 Test_3 exe)</text:p>
      <text:p text:style-name="Standard"/>
      <text:p text:style-name="P1">Создаем отдельный cpp для гугл тестов</text:p>
      <text:p text:style-name="P6"><text:span text:style-name="T4">#include</text:span> &lt;iostream&gt;</text:p>
      <text:p text:style-name="P7"><text:span text:style-name="T4">#include</text:span> &lt;gtest/gtest.h&gt;</text:p>
      <text:p text:style-name="P7"><text:span text:style-name="T4">int</text:span> <text:span text:style-name="T4">sum</text:span>(<text:span text:style-name="T4">int</text:span> a,<text:span text:style-name="T4">int</text:span> b)</text:p>
      <text:p text:style-name="P7">{</text:p>
      <text:p text:style-name="P7"><text:span text:style-name="T4">return</text:span> a<text:span text:style-name="T4">+</text:span>b;</text:p>
      <text:p text:style-name="P7">}</text:p>
      <text:p text:style-name="P8"/>
      <text:p text:style-name="P7"><text:span text:style-name="T4">TEST</text:span>("тестируемая функция" , Test_1){</text:p>
      <text:p text:style-name="P7"><text:span text:style-name="T4">ASSERT_EQ</text:span>(ожидаемый вывод, функция и передаваемые аргументы);</text:p>
      <text:p text:style-name="P7">}</text:p>
      <text:p text:style-name="P7"><text:span text:style-name="T4">TEST</text:span>("тестируемая функция" , Test_2){</text:p>
      <text:p text:style-name="P7"><text:span text:style-name="T4">ASSERT_EQ</text:span>(123, <text:span text:style-name="T4">sum</text:span>(5,5));</text:p>
      <text:p text:style-name="P7">}</text:p>
      <text:p text:style-name="P7"><text:span text:style-name="T4">int</text:span> <text:span text:style-name="T4">main</text:span>(<text:span text:style-name="T4">int</text:span> argc, <text:span text:style-name="T4">char</text:span> <text:span text:style-name="T4">**</text:span>argv)</text:p>
      <text:p text:style-name="P7">{</text:p>
      <text:p text:style-name="P7">::testing::<text:span text:style-name="T4">InitGoogleTest</text:span>(<text:span text:style-name="T4">&amp;</text:span>argc, argv);</text:p>
      <text:p text:style-name="P7"><text:span text:style-name="T4">RUN_ALL_TESTS</text:span>();</text:p>
      <text:p text:style-name="P9"/>
      <text:p text:style-name="P7">}</text:p>
      <text:p text:style-name="P2"/>
      <text:p text:style-name="P2"/>
      <text:p text:style-name="P3">Последовательность действий в консоли<text:span text:style-name="T2">(терминале)</text:span></text:p>
      <text:p text:style-name="P1"/>
      <text:p text:style-name="P1">Создание папки билд cmake -Bbuild .</text:p>
      <text:p text:style-name="Standard">Создание эксешника названного как в <text:span text:style-name="T2">CmakeLists.txt <text:s text:c="16"/>cmake --build build</text:span></text:p>
      <text:p text:style-name="Standard">Захожу в папку билд <text:span text:style-name="T3">cd build</text:span></text:p>
      <text:p text:style-name="Standard">Собираю экзешник ./<text:span text:style-name="T3">exe</text:span></text:p>
      <text:p text:style-name="Standard"><text:s/>Лютейшее изменение коммитов</text:p>
      <text:p text:style-name="P4">git log —pretty=fuller проверка времени коммита и его изменения </text:p>
      <text:p text:style-name="P4">git commit --amend --no-edit --date="2024.10.20 14:45:00" изменить время коммита</text:p>
      <text:p text:style-name="P4"><text:soft-page-break/>GIT_COMMITTER_DATE="Mon Oct 20 14:45:00 2024 +0300" git commit --amend —no-edit изменить время изменения коммита</text:p>
      <text:p text:style-name="P4">touch -m -a -t 202410201445.00 Task_1.cpp изменить время создания файла</text:p>
      <text:p text:style-name="P4">Я должен поменять время коммитов потом время изменения коммитов </text:p>
      <text:p text:style-name="P4">потом поставить дату создания папки </text:p>
      <text:p text:style-name="P4">всех папок</text:p>
      <text:p text:style-name="P5">cpp</text:p>
      <text:p text:style-name="P5">exe</text:p>
      <text:p text:style-name="P5">. .git</text:p>
      <text:p text:style-name="P5">проверяю чистоту через git status Task_4.cpp</text:p>
      <text:p text:style-name="P5">.. я не меняю </text:p>
      <text:p text:style-name="P5">. самая старая </text:p>
      <text:p text:style-name="Standard">git commit —amend изменить текст коммита</text:p>
      <text:p text:style-name="Standard">Сначала создал cpp потом эксещшник потом .git . </text:p>
      <text:p text:style-name="Standard"><text:s text:c="30"/>Гугол тесьты</text:p>
      <text:p text:style-name="Standard">Я создаю папку с гугл тестами</text:p>
      <text:p text:style-name="Standard">в ней я создаю <text:span text:style-name="T5">2 файла</text:span></text:p>
      <text:p text:style-name="P13">CmakeLists.txt</text:p>
      <text:p text:style-name="P13">R.cpp</text:p>
      <text:p text:style-name="P13">В CmakeLIsts.txt указать экзешник Arseny</text:p>
      <text:p text:style-name="P13">потом я работаю в терминале</text:p>
      <text:p text:style-name="P13"/>
      <text:p text:style-name="Standard">cmake -Bbuild .</text:p>
      <text:p text:style-name="Standard">cmake --build build</text:p>
      <text:p text:style-name="P13">cd build</text:p>
      <text:p text:style-name="P13">./Arseny(имя экзешника)</text:p>
      <text:p text:style-name="P13"/>
      <text:p text:style-name="P13">CmakeLists.txt</text:p>
      <text:p text:style-name="P13">//</text:p>
      <text:p text:style-name="P10"><text:span text:style-name="T4">cmake_minimum_required</text:span>(VERSION 3.28)</text:p>
      <text:p text:style-name="P11"><text:span text:style-name="T4">project</text:span>(Google_Test)</text:p>
      <text:p text:style-name="P12"/>
      <text:p text:style-name="P11"><text:span text:style-name="T4">set</text:span>(CMAKE_CXX_STANDARD 20)</text:p>
      <text:p text:style-name="P12"/>
      <text:p text:style-name="P11"><text:span text:style-name="T6"># </text:span>Найдите пакет Google Test</text:p>
      <text:p text:style-name="P11"><text:span text:style-name="T4">find_package</text:span>(GTest REQUIRED)</text:p>
      <text:p text:style-name="P12"/>
      <text:p text:style-name="P11"><text:span text:style-name="T6"># </text:span>Добавьте исполняемый файл</text:p>
      <text:p text:style-name="P11"><text:span text:style-name="T4">add_executable</text:span>(Arseny R.cpp)</text:p>
      <text:p text:style-name="P12"/>
      <text:p text:style-name="P11"><text:span text:style-name="T6">#</text:span> Линковка с библиотеками Google Test</text:p>
      <text:p text:style-name="P11"><text:span text:style-name="T4">target_link_libraries</text:span>(Arseny <text:span text:style-name="T4">${GTEST_LIBRARIES}</text:span>)</text:p>
      <text:p text:style-name="P12"/>
      <text:p text:style-name="P11"><text:span text:style-name="T6">#</text:span> Включите тестирование</text:p>
      <text:p text:style-name="P11"><text:span text:style-name="T4">enable_testing</text:span>()</text:p>
      <text:p text:style-name="P12"/>
      <text:p text:style-name="P11"><text:span text:style-name="T6"># </text:span>Добавьте тест</text:p>
      <text:p text:style-name="P11"><text:span text:style-name="T4">add_test</text:span>(Test_1 Test_2 Arseny)</text:p>
      <text:p text:style-name="P3"/>
      <text:p text:style-name="P13"/>
      <text:p text:style-name="P13"><text:soft-page-break/>R.cpp</text:p>
      <text:p text:style-name="P13">//</text:p>
      <text:p text:style-name="P10"><text:span text:style-name="T4">#include</text:span> &lt;iostream&gt;</text:p>
      <text:p text:style-name="P11"><text:span text:style-name="T4">#include</text:span> &lt;gtest/gtest.h&gt;</text:p>
      <text:p text:style-name="P11"><text:span text:style-name="T4">int</text:span> <text:span text:style-name="T4">sum</text:span>(<text:span text:style-name="T4">int</text:span> a,<text:span text:style-name="T4">int</text:span> b)</text:p>
      <text:p text:style-name="P11">{</text:p>
      <text:p text:style-name="P11"><text:span text:style-name="T4">return</text:span> a<text:span text:style-name="T4">+</text:span>b;</text:p>
      <text:p text:style-name="P11">}</text:p>
      <text:p text:style-name="P12"/>
      <text:p text:style-name="P11"><text:span text:style-name="T4">TEST</text:span>(<text:span text:style-name="T4">sum</text:span> , Test_1){</text:p>
      <text:p text:style-name="P11"><text:span text:style-name="T4">ASSERT_EQ</text:span>(10,<text:span text:style-name="T4">sum</text:span>(5,5));</text:p>
      <text:p text:style-name="P11">}</text:p>
      <text:p text:style-name="P11"><text:span text:style-name="T4">TEST</text:span>(<text:span text:style-name="T4">sum</text:span> , Test_2){</text:p>
      <text:p text:style-name="P11"><text:span text:style-name="T4">ASSERT_EQ</text:span>(123, <text:span text:style-name="T4">sum</text:span>(122,1));</text:p>
      <text:p text:style-name="P11">}</text:p>
      <text:p text:style-name="P11"><text:span text:style-name="T4">int</text:span> <text:span text:style-name="T4">main</text:span>(<text:span text:style-name="T4">int</text:span> argc, <text:span text:style-name="T4">char</text:span> <text:span text:style-name="T4">**</text:span>argv)</text:p>
      <text:p text:style-name="P11">{</text:p>
      <text:p text:style-name="P11">::testing::<text:span text:style-name="T4">InitGoogleTest</text:span>(<text:span text:style-name="T4">&amp;</text:span>argc, argv);</text:p>
      <text:p text:style-name="P11"><text:span text:style-name="T4">RUN_ALL_TESTS</text:span>();</text:p>
      <text:p text:style-name="P12"/>
      <text:p text:style-name="P11">}</text:p>
      <text:p text:style-name="P11">Способ создаю только <text:span text:style-name="T7">2 cpp</text:span></text:p>
      <text:p text:style-name="P11">перед классикой пиши в терминале g<text:span text:style-name="T7">++</text:span> -o runTests GTest.cpp Task_6.c -lgtest -lpthread</text:p>
      <text:p text:style-name="P11">Матвей</text:p>
      <text:p text:style-name="P11">cmake_minimum_required(VERSION 3.10)</text:p>
      <text:p text:style-name="P11">project(MyTests)</text:p>
      <text:p text:style-name="P11"/>
      <text:p text:style-name="P11">set(CMAKE_C_STANDARD 11)</text:p>
      <text:p text:style-name="P11">set(CMAKE_CXX_STANDARD 23)</text:p>
      <text:p text:style-name="P11"/>
      <text:p text:style-name="P11">find_package(GTest REQUIRED)</text:p>
      <text:p text:style-name="P11">include_directories(${GTEST_INCLUDE_DIRS})</text:p>
      <text:p text:style-name="P11"/>
      <text:p text:style-name="P11">set(CMAKE_C_FLAGS "${CMAKE_C_FLAGS} -fsanitize=address,undefined,leak -fno-omit-frame-pointer")</text:p>
      <text:p text:style-name="P11">set(CMAKE_CXX_FLAGS "${CMAKE_CXX_FLAGS} -fsanitize=address,undefined,leak -fno-omit-frame-pointer")</text:p>
      <text:p text:style-name="P11">set(CMAKE_LINKER_FLAGS "${CMAKE_LINKER_FLAGS} -fsanitize=address,undefined,leak")</text:p>
      <text:p text:style-name="P11"/>
      <text:p text:style-name="P11">add_executable(runTests test.cpp Task_6.c)</text:p>
      <text:p text:style-name="P11">target_link_libraries(runTests ${GTEST_LIBRARIES} pthread)</text:p>
      <text:p text:style-name="P14"/>
      <text:p text:style-name="P14"/>
      <text:p text:style-name="P15">Теперь про сохранение изменений и работ в гитхабе</text:p>
      <text:p text:style-name="P15">Надо создать гитрепозиторий в папке <text:span text:style-name="T8">git init <text:s/>при этом других репозиториев в папке быть не должно </text:span></text:p>
      <text:p text:style-name="P16">git add .</text:p>
      <text:p text:style-name="P16">Git commit -m «FULL»</text:p>
      <text:p text:style-name="P16">git push -u origin main</text:p>
      <text:p text:style-name="P16"><text:soft-page-break/>Осталось ввести юзернэйм — Wordlyshhh</text:p>
      <text:p text:style-name="P16">И пароль но в моем случае 30 дневный токен </text:p>
      <text:p text:style-name="P16">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</text:p>
      <text:p text:style-name="P16"/>
      <text:p text:style-name="P16">Потом все сохранено на гитхабе</text:p>
      <text:p text:style-name="P16">После каждого изменения чтобы оно сохранилось на гит хаб делаем</text:p>
      <text:p text:style-name="P16">git add .</text:p>
      <text:p text:style-name="P16">git commit -m "Ваше сообщение о коммите"</text:p>
      <text:p text:style-name="P16">git push origin main</text:p>
      <text:p text:style-name="P16"/>
      <text:p text:style-name="P16">В хабе можно смотреть какие именно файлы поменяны</text:p>
      <text:p text:style-name="P17">git diff аналог в терминале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, monospace"/>
    <style:font-face style:name="DejaVu Sans Light" svg:font-family="'DejaVu Sans Light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0:51:27.408497687</meta:creation-date>
    <dc:date>2024-11-25T15:10:38.667155317</dc:date>
    <meta:editing-duration>PT1H42M15S</meta:editing-duration>
    <meta:editing-cycles>11</meta:editing-cycles>
    <meta:generator>LibreOffice/24.2.5.2$Linux_X86_64 LibreOffice_project/420$Build-2</meta:generator>
    <meta:document-statistic meta:table-count="0" meta:image-count="0" meta:object-count="0" meta:page-count="6" meta:paragraph-count="202" meta:word-count="865" meta:character-count="7058" meta:non-whitespace-character-count="6207"/>
  </office:meta>
</office:document-meta>
</file>